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Chart.get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hart.createShapes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Chart.renderChart( List data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neChart.LineCh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hart.createStrokes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Chart.nextSha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eChart.nextStr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hart.convertToDouble( Lis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eChart.renderGraphics( double [ ] [ ] data , String [ ] xAxis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neChart.setURLs( String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